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ExtensionAttachment.toSAX( ContentHandler hand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FPExtensionAttachment.ge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ExtensionAttachment.ge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ExtensionAttachm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ExtensionAttachment.setValu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ExtensionAttachm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ExtensionAttachment.ha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ExtensionAttachment.set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ExtensionAttach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ExtensionAttachment.AFPExtensionAttachment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ExtensionAttachment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